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map style:condition="cell-content()&lt;0" style:apply-style-name="Bad" style:base-cell-address="comparison.C1"/>
      <style:map style:condition="cell-content()&gt;0" style:apply-style-name="Good" style:base-cell-address="comparison.C1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C -O0</text:p>
          </table:table-cell>
          <table:table-cell table:style-name="ce2" office:value-type="string" calcext:value-type="string">
            <text:p>Java</text:p>
          </table:table-cell>
          <table:table-cell table:number-columns-repeated="7"/>
        </table:table-row>
        <table:table-row table:style-name="ro1">
          <table:table-cell office:value-type="float" office:value="315118.096636" calcext:value-type="float">
            <text:p>315118.096636</text:p>
          </table:table-cell>
          <table:table-cell office:value-type="float" office:value="259350.501299" calcext:value-type="float">
            <text:p>259350.501299</text:p>
          </table:table-cell>
          <table:table-cell table:formula="of:=[.B2]-[.A2]" office:value-type="float" office:value="-55767.595337" calcext:value-type="float">
            <text:p>-55767.595337</text:p>
          </table:table-cell>
          <table:table-cell table:number-columns-repeated="3"/>
          <table:table-cell table:formula="of:=IF([.C2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94.353003" calcext:value-type="float">
            <text:p>108994.353003</text:p>
          </table:table-cell>
          <table:table-cell office:value-type="float" office:value="54565.019318" calcext:value-type="float">
            <text:p>54565.019318</text:p>
          </table:table-cell>
          <table:table-cell table:formula="of:=[.B3]-[.A3]" office:value-type="float" office:value="-54429.333685" calcext:value-type="float">
            <text:p>-54429.333685</text:p>
          </table:table-cell>
          <table:table-cell table:number-columns-repeated="3"/>
          <table:table-cell table:formula="of:=IF([.C3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17.387458" calcext:value-type="float">
            <text:p>46217.387458</text:p>
          </table:table-cell>
          <table:table-cell office:value-type="float" office:value="23276.038717" calcext:value-type="float">
            <text:p>23276.038717</text:p>
          </table:table-cell>
          <table:table-cell table:formula="of:=[.B4]-[.A4]" office:value-type="float" office:value="-22941.348741" calcext:value-type="float">
            <text:p>-22941.348741</text:p>
          </table:table-cell>
          <table:table-cell table:number-columns-repeated="3"/>
          <table:table-cell table:formula="of:=IF([.C4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93.874836" calcext:value-type="float">
            <text:p>22693.874836</text:p>
          </table:table-cell>
          <table:table-cell office:value-type="float" office:value="12036.291081" calcext:value-type="float">
            <text:p>12036.291081</text:p>
          </table:table-cell>
          <table:table-cell table:formula="of:=[.B5]-[.A5]" office:value-type="float" office:value="-10657.583755" calcext:value-type="float">
            <text:p>-10657.583755</text:p>
          </table:table-cell>
          <table:table-cell table:number-columns-repeated="3"/>
          <table:table-cell table:formula="of:=IF([.C5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60.978875" calcext:value-type="float">
            <text:p>15860.978875</text:p>
          </table:table-cell>
          <table:table-cell office:value-type="float" office:value="8057.854834" calcext:value-type="float">
            <text:p>8057.854834</text:p>
          </table:table-cell>
          <table:table-cell table:formula="of:=[.B6]-[.A6]" office:value-type="float" office:value="-7803.124041" calcext:value-type="float">
            <text:p>-7803.124041</text:p>
          </table:table-cell>
          <table:table-cell table:number-columns-repeated="3"/>
          <table:table-cell table:formula="of:=IF([.C6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07.928413" calcext:value-type="float">
            <text:p>12007.928413</text:p>
          </table:table-cell>
          <table:table-cell office:value-type="float" office:value="6333.761996" calcext:value-type="float">
            <text:p>6333.761996</text:p>
          </table:table-cell>
          <table:table-cell table:formula="of:=[.B7]-[.A7]" office:value-type="float" office:value="-5674.166417" calcext:value-type="float">
            <text:p>-5674.166417</text:p>
          </table:table-cell>
          <table:table-cell table:number-columns-repeated="3"/>
          <table:table-cell table:formula="of:=IF([.C7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72.317872" calcext:value-type="float">
            <text:p>8372.317872</text:p>
          </table:table-cell>
          <table:table-cell office:value-type="float" office:value="4507.108088" calcext:value-type="float">
            <text:p>4507.108088</text:p>
          </table:table-cell>
          <table:table-cell table:formula="of:=[.B8]-[.A8]" office:value-type="float" office:value="-3865.209784" calcext:value-type="float">
            <text:p>-3865.209784</text:p>
          </table:table-cell>
          <table:table-cell table:number-columns-repeated="3"/>
          <table:table-cell table:formula="of:=IF([.C8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3.13479" calcext:value-type="float">
            <text:p>6263.13479</text:p>
          </table:table-cell>
          <table:table-cell office:value-type="float" office:value="3551.338417" calcext:value-type="float">
            <text:p>3551.338417</text:p>
          </table:table-cell>
          <table:table-cell table:formula="of:=[.B9]-[.A9]" office:value-type="float" office:value="-2711.796373" calcext:value-type="float">
            <text:p>-2711.796373</text:p>
          </table:table-cell>
          <table:table-cell table:number-columns-repeated="3"/>
          <table:table-cell table:formula="of:=IF([.C9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35.454909" calcext:value-type="float">
            <text:p>64635.454909</text:p>
          </table:table-cell>
          <table:table-cell office:value-type="float" office:value="71098.986311" calcext:value-type="float">
            <text:p>71098.986311</text:p>
          </table:table-cell>
          <table:table-cell table:formula="of:=[.B10]-[.A10]" office:value-type="float" office:value="6463.531402" calcext:value-type="float">
            <text:p>6463.531402</text:p>
          </table:table-cell>
          <table:table-cell table:number-columns-repeated="3"/>
          <table:table-cell table:formula="of:=IF([.C10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91.890047" calcext:value-type="float">
            <text:p>23891.890047</text:p>
          </table:table-cell>
          <table:table-cell office:value-type="float" office:value="26874.93326" calcext:value-type="float">
            <text:p>26874.93326</text:p>
          </table:table-cell>
          <table:table-cell table:formula="of:=[.B11]-[.A11]" office:value-type="float" office:value="2983.043213" calcext:value-type="float">
            <text:p>2983.043213</text:p>
          </table:table-cell>
          <table:table-cell table:number-columns-repeated="3"/>
          <table:table-cell table:formula="of:=IF([.C11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9.10538" calcext:value-type="float">
            <text:p>17979.10538</text:p>
          </table:table-cell>
          <table:table-cell office:value-type="float" office:value="13320.219257" calcext:value-type="float">
            <text:p>13320.219257</text:p>
          </table:table-cell>
          <table:table-cell table:formula="of:=[.B12]-[.A12]" office:value-type="float" office:value="-4658.886123" calcext:value-type="float">
            <text:p>-4658.886123</text:p>
          </table:table-cell>
          <table:table-cell table:number-columns-repeated="3"/>
          <table:table-cell table:formula="of:=IF([.C12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9.873935" calcext:value-type="float">
            <text:p>9379.873935</text:p>
          </table:table-cell>
          <table:table-cell office:value-type="float" office:value="10740.372234" calcext:value-type="float">
            <text:p>10740.372234</text:p>
          </table:table-cell>
          <table:table-cell table:formula="of:=[.B13]-[.A13]" office:value-type="float" office:value="1360.498299" calcext:value-type="float">
            <text:p>1360.498299</text:p>
          </table:table-cell>
          <table:table-cell table:number-columns-repeated="3"/>
          <table:table-cell table:formula="of:=IF([.C13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83.605613" calcext:value-type="float">
            <text:p>6683.605613</text:p>
          </table:table-cell>
          <table:table-cell office:value-type="float" office:value="9991.077309" calcext:value-type="float">
            <text:p>9991.077309</text:p>
          </table:table-cell>
          <table:table-cell table:formula="of:=[.B14]-[.A14]" office:value-type="float" office:value="3307.471696" calcext:value-type="float">
            <text:p>3307.471696</text:p>
          </table:table-cell>
          <table:table-cell table:number-columns-repeated="3"/>
          <table:table-cell table:formula="of:=IF([.C14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5.373847" calcext:value-type="float">
            <text:p>5245.373847</text:p>
          </table:table-cell>
          <table:table-cell office:value-type="float" office:value="3852.654489" calcext:value-type="float">
            <text:p>3852.654489</text:p>
          </table:table-cell>
          <table:table-cell table:formula="of:=[.B15]-[.A15]" office:value-type="float" office:value="-1392.719358" calcext:value-type="float">
            <text:p>-1392.719358</text:p>
          </table:table-cell>
          <table:table-cell table:number-columns-repeated="3"/>
          <table:table-cell table:formula="of:=IF([.C15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5.714251" calcext:value-type="float">
            <text:p>2435.714251</text:p>
          </table:table-cell>
          <table:table-cell office:value-type="float" office:value="2120.84746" calcext:value-type="float">
            <text:p>2120.84746</text:p>
          </table:table-cell>
          <table:table-cell table:formula="of:=[.B16]-[.A16]" office:value-type="float" office:value="-314.866791" calcext:value-type="float">
            <text:p>-314.866791</text:p>
          </table:table-cell>
          <table:table-cell table:number-columns-repeated="3"/>
          <table:table-cell table:formula="of:=IF([.C16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2.773646" calcext:value-type="float">
            <text:p>2192.773646</text:p>
          </table:table-cell>
          <table:table-cell office:value-type="float" office:value="1942.84267" calcext:value-type="float">
            <text:p>1942.84267</text:p>
          </table:table-cell>
          <table:table-cell table:formula="of:=[.B17]-[.A17]" office:value-type="float" office:value="-249.930976" calcext:value-type="float">
            <text:p>-249.930976</text:p>
          </table:table-cell>
          <table:table-cell table:number-columns-repeated="3"/>
          <table:table-cell table:formula="of:=IF([.C17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48.886949" calcext:value-type="float">
            <text:p>32548.886949</text:p>
          </table:table-cell>
          <table:table-cell office:value-type="float" office:value="36163.379464" calcext:value-type="float">
            <text:p>36163.379464</text:p>
          </table:table-cell>
          <table:table-cell table:formula="of:=[.B18]-[.A18]" office:value-type="float" office:value="3614.492515" calcext:value-type="float">
            <text:p>3614.492515</text:p>
          </table:table-cell>
          <table:table-cell table:number-columns-repeated="3"/>
          <table:table-cell table:formula="of:=IF([.C18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27.805372" calcext:value-type="float">
            <text:p>12027.805372</text:p>
          </table:table-cell>
          <table:table-cell office:value-type="float" office:value="13530.311603" calcext:value-type="float">
            <text:p>13530.311603</text:p>
          </table:table-cell>
          <table:table-cell table:formula="of:=[.B19]-[.A19]" office:value-type="float" office:value="1502.506231" calcext:value-type="float">
            <text:p>1502.506231</text:p>
          </table:table-cell>
          <table:table-cell table:number-columns-repeated="3"/>
          <table:table-cell table:formula="of:=IF([.C19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0.264144" calcext:value-type="float">
            <text:p>9000.264144</text:p>
          </table:table-cell>
          <table:table-cell office:value-type="float" office:value="6621.450154" calcext:value-type="float">
            <text:p>6621.450154</text:p>
          </table:table-cell>
          <table:table-cell table:formula="of:=[.B20]-[.A20]" office:value-type="float" office:value="-2378.81399" calcext:value-type="float">
            <text:p>-2378.81399</text:p>
          </table:table-cell>
          <table:table-cell table:number-columns-repeated="3"/>
          <table:table-cell table:formula="of:=IF([.C20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6.546012" calcext:value-type="float">
            <text:p>4826.546012</text:p>
          </table:table-cell>
          <table:table-cell office:value-type="float" office:value="5591.044635" calcext:value-type="float">
            <text:p>5591.044635</text:p>
          </table:table-cell>
          <table:table-cell table:formula="of:=[.B21]-[.A21]" office:value-type="float" office:value="764.498623" calcext:value-type="float">
            <text:p>764.498623</text:p>
          </table:table-cell>
          <table:table-cell table:number-columns-repeated="3"/>
          <table:table-cell table:formula="of:=IF([.C21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4.50254" calcext:value-type="float">
            <text:p>3324.50254</text:p>
          </table:table-cell>
          <table:table-cell office:value-type="float" office:value="5040.441993" calcext:value-type="float">
            <text:p>5040.441993</text:p>
          </table:table-cell>
          <table:table-cell table:formula="of:=[.B22]-[.A22]" office:value-type="float" office:value="1715.939453" calcext:value-type="float">
            <text:p>1715.939453</text:p>
          </table:table-cell>
          <table:table-cell table:number-columns-repeated="3"/>
          <table:table-cell table:formula="of:=IF([.C22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0.667011" calcext:value-type="float">
            <text:p>2510.667011</text:p>
          </table:table-cell>
          <table:table-cell office:value-type="float" office:value="3082.629901" calcext:value-type="float">
            <text:p>3082.629901</text:p>
          </table:table-cell>
          <table:table-cell table:formula="of:=[.B23]-[.A23]" office:value-type="float" office:value="571.96289" calcext:value-type="float">
            <text:p>571.96289</text:p>
          </table:table-cell>
          <table:table-cell table:number-columns-repeated="3"/>
          <table:table-cell table:formula="of:=IF([.C23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2.598469" calcext:value-type="float">
            <text:p>1532.598469</text:p>
          </table:table-cell>
          <table:table-cell office:value-type="float" office:value="1202.929334" calcext:value-type="float">
            <text:p>1202.929334</text:p>
          </table:table-cell>
          <table:table-cell table:formula="of:=[.B24]-[.A24]" office:value-type="float" office:value="-329.669135" calcext:value-type="float">
            <text:p>-329.669135</text:p>
          </table:table-cell>
          <table:table-cell table:number-columns-repeated="3"/>
          <table:table-cell table:formula="of:=IF([.C24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.212037" calcext:value-type="float">
            <text:p>1094.212037</text:p>
          </table:table-cell>
          <table:table-cell office:value-type="float" office:value="942.506253" calcext:value-type="float">
            <text:p>942.506253</text:p>
          </table:table-cell>
          <table:table-cell table:formula="of:=[.B25]-[.A25]" office:value-type="float" office:value="-151.705784" calcext:value-type="float">
            <text:p>-151.705784</text:p>
          </table:table-cell>
          <table:table-cell table:number-columns-repeated="3"/>
          <table:table-cell table:formula="of:=IF([.C25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70.802402" calcext:value-type="float">
            <text:p>21770.802402</text:p>
          </table:table-cell>
          <table:table-cell office:value-type="float" office:value="23990.218723" calcext:value-type="float">
            <text:p>23990.218723</text:p>
          </table:table-cell>
          <table:table-cell table:formula="of:=[.B26]-[.A26]" office:value-type="float" office:value="2219.416321" calcext:value-type="float">
            <text:p>2219.416321</text:p>
          </table:table-cell>
          <table:table-cell table:number-columns-repeated="3"/>
          <table:table-cell table:formula="of:=IF([.C26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64.034466" calcext:value-type="float">
            <text:p>7964.034466</text:p>
          </table:table-cell>
          <table:table-cell office:value-type="float" office:value="9414.187638" calcext:value-type="float">
            <text:p>9414.187638</text:p>
          </table:table-cell>
          <table:table-cell table:formula="of:=[.B27]-[.A27]" office:value-type="float" office:value="1450.153172" calcext:value-type="float">
            <text:p>1450.153172</text:p>
          </table:table-cell>
          <table:table-cell table:number-columns-repeated="3"/>
          <table:table-cell table:formula="of:=IF([.C27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.951216" calcext:value-type="float">
            <text:p>6095.951216</text:p>
          </table:table-cell>
          <table:table-cell office:value-type="float" office:value="4580.809143" calcext:value-type="float">
            <text:p>4580.809143</text:p>
          </table:table-cell>
          <table:table-cell table:formula="of:=[.B28]-[.A28]" office:value-type="float" office:value="-1515.142073" calcext:value-type="float">
            <text:p>-1515.142073</text:p>
          </table:table-cell>
          <table:table-cell table:number-columns-repeated="3"/>
          <table:table-cell table:formula="of:=IF([.C28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7.658961" calcext:value-type="float">
            <text:p>3327.658961</text:p>
          </table:table-cell>
          <table:table-cell office:value-type="float" office:value="3610.087746" calcext:value-type="float">
            <text:p>3610.087746</text:p>
          </table:table-cell>
          <table:table-cell table:formula="of:=[.B29]-[.A29]" office:value-type="float" office:value="282.428785" calcext:value-type="float">
            <text:p>282.428785</text:p>
          </table:table-cell>
          <table:table-cell table:number-columns-repeated="3"/>
          <table:table-cell table:formula="of:=IF([.C29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6.029898" calcext:value-type="float">
            <text:p>2256.029898</text:p>
          </table:table-cell>
          <table:table-cell office:value-type="float" office:value="3384.840409" calcext:value-type="float">
            <text:p>3384.840409</text:p>
          </table:table-cell>
          <table:table-cell table:formula="of:=[.B30]-[.A30]" office:value-type="float" office:value="1128.810511" calcext:value-type="float">
            <text:p>1128.810511</text:p>
          </table:table-cell>
          <table:table-cell table:number-columns-repeated="3"/>
          <table:table-cell table:formula="of:=IF([.C30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5.931091" calcext:value-type="float">
            <text:p>1735.931091</text:p>
          </table:table-cell>
          <table:table-cell office:value-type="float" office:value="1182.001397" calcext:value-type="float">
            <text:p>1182.001397</text:p>
          </table:table-cell>
          <table:table-cell table:formula="of:=[.B31]-[.A31]" office:value-type="float" office:value="-553.929694" calcext:value-type="float">
            <text:p>-553.929694</text:p>
          </table:table-cell>
          <table:table-cell table:number-columns-repeated="3"/>
          <table:table-cell table:formula="of:=IF([.C31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8.24955" calcext:value-type="float">
            <text:p>1088.24955</text:p>
          </table:table-cell>
          <table:table-cell office:value-type="float" office:value="850.40471" calcext:value-type="float">
            <text:p>850.40471</text:p>
          </table:table-cell>
          <table:table-cell table:formula="of:=[.B32]-[.A32]" office:value-type="float" office:value="-237.84484" calcext:value-type="float">
            <text:p>-237.84484</text:p>
          </table:table-cell>
          <table:table-cell table:number-columns-repeated="3"/>
          <table:table-cell table:formula="of:=IF([.C32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.556534" calcext:value-type="float">
            <text:p>701.556534</text:p>
          </table:table-cell>
          <table:table-cell office:value-type="float" office:value="763.943785" calcext:value-type="float">
            <text:p>763.943785</text:p>
          </table:table-cell>
          <table:table-cell table:formula="of:=[.B33]-[.A33]" office:value-type="float" office:value="62.387251" calcext:value-type="float">
            <text:p>62.387251</text:p>
          </table:table-cell>
          <table:table-cell table:number-columns-repeated="3"/>
          <table:table-cell table:formula="of:=IF([.C33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18.103509" calcext:value-type="float">
            <text:p>16418.103509</text:p>
          </table:table-cell>
          <table:table-cell office:value-type="float" office:value="18091.438125" calcext:value-type="float">
            <text:p>18091.438125</text:p>
          </table:table-cell>
          <table:table-cell table:formula="of:=[.B34]-[.A34]" office:value-type="float" office:value="1673.334616" calcext:value-type="float">
            <text:p>1673.334616</text:p>
          </table:table-cell>
          <table:table-cell table:number-columns-repeated="3"/>
          <table:table-cell table:formula="of:=IF([.C34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1.765158" calcext:value-type="float">
            <text:p>5951.765158</text:p>
          </table:table-cell>
          <table:table-cell office:value-type="float" office:value="6888.88674" calcext:value-type="float">
            <text:p>6888.88674</text:p>
          </table:table-cell>
          <table:table-cell table:formula="of:=[.B35]-[.A35]" office:value-type="float" office:value="937.121582" calcext:value-type="float">
            <text:p>937.121582</text:p>
          </table:table-cell>
          <table:table-cell table:number-columns-repeated="3"/>
          <table:table-cell table:formula="of:=IF([.C35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0.227101" calcext:value-type="float">
            <text:p>4580.227101</text:p>
          </table:table-cell>
          <table:table-cell office:value-type="float" office:value="3401.269528" calcext:value-type="float">
            <text:p>3401.269528</text:p>
          </table:table-cell>
          <table:table-cell table:formula="of:=[.B36]-[.A36]" office:value-type="float" office:value="-1178.957573" calcext:value-type="float">
            <text:p>-1178.957573</text:p>
          </table:table-cell>
          <table:table-cell table:number-columns-repeated="3"/>
          <table:table-cell table:formula="of:=IF([.C36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0.175098" calcext:value-type="float">
            <text:p>2490.175098</text:p>
          </table:table-cell>
          <table:table-cell office:value-type="float" office:value="2729.283741" calcext:value-type="float">
            <text:p>2729.283741</text:p>
          </table:table-cell>
          <table:table-cell table:formula="of:=[.B37]-[.A37]" office:value-type="float" office:value="239.108643" calcext:value-type="float">
            <text:p>239.108643</text:p>
          </table:table-cell>
          <table:table-cell table:number-columns-repeated="3"/>
          <table:table-cell table:formula="of:=IF([.C37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4.67021" calcext:value-type="float">
            <text:p>1644.67021</text:p>
          </table:table-cell>
          <table:table-cell office:value-type="float" office:value="2554.114168" calcext:value-type="float">
            <text:p>2554.114168</text:p>
          </table:table-cell>
          <table:table-cell table:formula="of:=[.B38]-[.A38]" office:value-type="float" office:value="909.443958" calcext:value-type="float">
            <text:p>909.443958</text:p>
          </table:table-cell>
          <table:table-cell table:number-columns-repeated="3"/>
          <table:table-cell table:formula="of:=IF([.C38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1.251197" calcext:value-type="float">
            <text:p>1281.251197</text:p>
          </table:table-cell>
          <table:table-cell office:value-type="float" office:value="1245.632511" calcext:value-type="float">
            <text:p>1245.632511</text:p>
          </table:table-cell>
          <table:table-cell table:formula="of:=[.B39]-[.A39]" office:value-type="float" office:value="-35.618686" calcext:value-type="float">
            <text:p>-35.618686</text:p>
          </table:table-cell>
          <table:table-cell table:number-columns-repeated="3"/>
          <table:table-cell table:formula="of:=IF([.C39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6.792494" calcext:value-type="float">
            <text:p>776.792494</text:p>
          </table:table-cell>
          <table:table-cell office:value-type="float" office:value="793.812692" calcext:value-type="float">
            <text:p>793.812692</text:p>
          </table:table-cell>
          <table:table-cell table:formula="of:=[.B40]-[.A40]" office:value-type="float" office:value="17.0201979999999" calcext:value-type="float">
            <text:p>17.0201979999999</text:p>
          </table:table-cell>
          <table:table-cell table:number-columns-repeated="3"/>
          <table:table-cell table:formula="of:=IF([.C40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1.505363" calcext:value-type="float">
            <text:p>581.505363</text:p>
          </table:table-cell>
          <table:table-cell office:value-type="float" office:value="448.59004" calcext:value-type="float">
            <text:p>448.59004</text:p>
          </table:table-cell>
          <table:table-cell table:formula="of:=[.B41]-[.A41]" office:value-type="float" office:value="-132.915323" calcext:value-type="float">
            <text:p>-132.915323</text:p>
          </table:table-cell>
          <table:table-cell table:number-columns-repeated="3"/>
          <table:table-cell table:formula="of:=IF([.C41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32.671653" calcext:value-type="float">
            <text:p>13132.671653</text:p>
          </table:table-cell>
          <table:table-cell office:value-type="float" office:value="14593.731032" calcext:value-type="float">
            <text:p>14593.731032</text:p>
          </table:table-cell>
          <table:table-cell table:formula="of:=[.B42]-[.A42]" office:value-type="float" office:value="1461.059379" calcext:value-type="float">
            <text:p>1461.059379</text:p>
          </table:table-cell>
          <table:table-cell table:number-columns-repeated="3"/>
          <table:table-cell table:formula="of:=IF([.C42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3.427145" calcext:value-type="float">
            <text:p>4753.427145</text:p>
          </table:table-cell>
          <table:table-cell office:value-type="float" office:value="5453.982801" calcext:value-type="float">
            <text:p>5453.982801</text:p>
          </table:table-cell>
          <table:table-cell table:formula="of:=[.B43]-[.A43]" office:value-type="float" office:value="700.555656000001" calcext:value-type="float">
            <text:p>700.555656000001</text:p>
          </table:table-cell>
          <table:table-cell table:number-columns-repeated="3"/>
          <table:table-cell table:formula="of:=IF([.C43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5.14121" calcext:value-type="float">
            <text:p>3655.14121</text:p>
          </table:table-cell>
          <table:table-cell office:value-type="float" office:value="2758.035593" calcext:value-type="float">
            <text:p>2758.035593</text:p>
          </table:table-cell>
          <table:table-cell table:formula="of:=[.B44]-[.A44]" office:value-type="float" office:value="-897.105617" calcext:value-type="float">
            <text:p>-897.105617</text:p>
          </table:table-cell>
          <table:table-cell table:number-columns-repeated="3"/>
          <table:table-cell table:formula="of:=IF([.C44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6.424672" calcext:value-type="float">
            <text:p>1996.424672</text:p>
          </table:table-cell>
          <table:table-cell office:value-type="float" office:value="2232.382407" calcext:value-type="float">
            <text:p>2232.382407</text:p>
          </table:table-cell>
          <table:table-cell table:formula="of:=[.B45]-[.A45]" office:value-type="float" office:value="235.957735" calcext:value-type="float">
            <text:p>235.957735</text:p>
          </table:table-cell>
          <table:table-cell table:number-columns-repeated="3"/>
          <table:table-cell table:formula="of:=IF([.C45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8.037438" calcext:value-type="float">
            <text:p>1308.037438</text:p>
          </table:table-cell>
          <table:table-cell office:value-type="float" office:value="2048.334468" calcext:value-type="float">
            <text:p>2048.334468</text:p>
          </table:table-cell>
          <table:table-cell table:formula="of:=[.B46]-[.A46]" office:value-type="float" office:value="740.29703" calcext:value-type="float">
            <text:p>740.29703</text:p>
          </table:table-cell>
          <table:table-cell table:number-columns-repeated="3"/>
          <table:table-cell table:formula="of:=IF([.C46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1.350947" calcext:value-type="float">
            <text:p>1021.350947</text:p>
          </table:table-cell>
          <table:table-cell office:value-type="float" office:value="989.354925" calcext:value-type="float">
            <text:p>989.354925</text:p>
          </table:table-cell>
          <table:table-cell table:formula="of:=[.B47]-[.A47]" office:value-type="float" office:value="-31.996022" calcext:value-type="float">
            <text:p>-31.996022</text:p>
          </table:table-cell>
          <table:table-cell table:number-columns-repeated="3"/>
          <table:table-cell table:formula="of:=IF([.C47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.295892" calcext:value-type="float">
            <text:p>625.295892</text:p>
          </table:table-cell>
          <table:table-cell office:value-type="float" office:value="779.583365" calcext:value-type="float">
            <text:p>779.583365</text:p>
          </table:table-cell>
          <table:table-cell table:formula="of:=[.B48]-[.A48]" office:value-type="float" office:value="154.287473" calcext:value-type="float">
            <text:p>154.287473</text:p>
          </table:table-cell>
          <table:table-cell table:number-columns-repeated="3"/>
          <table:table-cell table:formula="of:=IF([.C48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.176247" calcext:value-type="float">
            <text:p>490.176247</text:p>
          </table:table-cell>
          <table:table-cell office:value-type="float" office:value="457.717717" calcext:value-type="float">
            <text:p>457.717717</text:p>
          </table:table-cell>
          <table:table-cell table:formula="of:=[.B49]-[.A49]" office:value-type="float" office:value="-32.45853" calcext:value-type="float">
            <text:p>-32.45853</text:p>
          </table:table-cell>
          <table:table-cell table:number-columns-repeated="3"/>
          <table:table-cell table:formula="of:=IF([.C49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1.697525" calcext:value-type="float">
            <text:p>10931.697525</text:p>
          </table:table-cell>
          <table:table-cell office:value-type="float" office:value="12123.591991" calcext:value-type="float">
            <text:p>12123.591991</text:p>
          </table:table-cell>
          <table:table-cell table:formula="of:=[.B50]-[.A50]" office:value-type="float" office:value="1191.894466" calcext:value-type="float">
            <text:p>1191.894466</text:p>
          </table:table-cell>
          <table:table-cell table:number-columns-repeated="3"/>
          <table:table-cell table:formula="of:=IF([.C50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47.43968" calcext:value-type="float">
            <text:p>3947.43968</text:p>
          </table:table-cell>
          <table:table-cell office:value-type="float" office:value="4576.449768" calcext:value-type="float">
            <text:p>4576.449768</text:p>
          </table:table-cell>
          <table:table-cell table:formula="of:=[.B51]-[.A51]" office:value-type="float" office:value="629.010088" calcext:value-type="float">
            <text:p>629.010088</text:p>
          </table:table-cell>
          <table:table-cell table:number-columns-repeated="3"/>
          <table:table-cell table:formula="of:=IF([.C51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8.833247" calcext:value-type="float">
            <text:p>3078.833247</text:p>
          </table:table-cell>
          <table:table-cell office:value-type="float" office:value="2696.006521" calcext:value-type="float">
            <text:p>2696.006521</text:p>
          </table:table-cell>
          <table:table-cell table:formula="of:=[.B52]-[.A52]" office:value-type="float" office:value="-382.826726" calcext:value-type="float">
            <text:p>-382.826726</text:p>
          </table:table-cell>
          <table:table-cell table:number-columns-repeated="3"/>
          <table:table-cell table:formula="of:=IF([.C52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7.643417" calcext:value-type="float">
            <text:p>1597.643417</text:p>
          </table:table-cell>
          <table:table-cell office:value-type="float" office:value="1809.890185" calcext:value-type="float">
            <text:p>1809.890185</text:p>
          </table:table-cell>
          <table:table-cell table:formula="of:=[.B53]-[.A53]" office:value-type="float" office:value="212.246768" calcext:value-type="float">
            <text:p>212.246768</text:p>
          </table:table-cell>
          <table:table-cell table:number-columns-repeated="3"/>
          <table:table-cell table:formula="of:=IF([.C53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.914127" calcext:value-type="float">
            <text:p>1093.914127</text:p>
          </table:table-cell>
          <table:table-cell office:value-type="float" office:value="1732.768775" calcext:value-type="float">
            <text:p>1732.768775</text:p>
          </table:table-cell>
          <table:table-cell table:formula="of:=[.B54]-[.A54]" office:value-type="float" office:value="638.854648" calcext:value-type="float">
            <text:p>638.854648</text:p>
          </table:table-cell>
          <table:table-cell table:number-columns-repeated="3"/>
          <table:table-cell table:formula="of:=IF([.C54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6.10172" calcext:value-type="float">
            <text:p>836.10172</text:p>
          </table:table-cell>
          <table:table-cell office:value-type="float" office:value="781.850766" calcext:value-type="float">
            <text:p>781.850766</text:p>
          </table:table-cell>
          <table:table-cell table:formula="of:=[.B55]-[.A55]" office:value-type="float" office:value="-54.250954" calcext:value-type="float">
            <text:p>-54.250954</text:p>
          </table:table-cell>
          <table:table-cell table:number-columns-repeated="3"/>
          <table:table-cell table:formula="of:=IF([.C55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.700956" calcext:value-type="float">
            <text:p>505.700956</text:p>
          </table:table-cell>
          <table:table-cell office:value-type="float" office:value="589.687731" calcext:value-type="float">
            <text:p>589.687731</text:p>
          </table:table-cell>
          <table:table-cell table:formula="of:=[.B56]-[.A56]" office:value-type="float" office:value="83.986775" calcext:value-type="float">
            <text:p>83.986775</text:p>
          </table:table-cell>
          <table:table-cell table:number-columns-repeated="3"/>
          <table:table-cell table:formula="of:=IF([.C56]&lt;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.086696" calcext:value-type="float">
            <text:p>457.086696</text:p>
          </table:table-cell>
          <table:table-cell office:value-type="float" office:value="418.756005" calcext:value-type="float">
            <text:p>418.756005</text:p>
          </table:table-cell>
          <table:table-cell table:formula="of:=[.B57]-[.A57]" office:value-type="float" office:value="-38.330691" calcext:value-type="float">
            <text:p>-38.330691</text:p>
          </table:table-cell>
          <table:table-cell table:number-columns-repeated="3"/>
          <table:table-cell table:formula="of:=IF([.C57]&lt;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formula="of:=SUM([.G2:.G57])" office:value-type="float" office:value="27" calcext:value-type="float">
            <text:p>27</text:p>
          </table:table-cell>
          <table:table-cell table:formula="of:=SUM([.H2:.H57])" office:value-type="float" office:value="56" calcext:value-type="float">
            <text:p>56</text:p>
          </table:table-cell>
          <table:table-cell table:formula="of:=([.G58]/[.H58])*100" office:value-type="float" office:value="48.2142857142857" calcext:value-type="float">
            <text:p>48.2142857142857</text:p>
          </table:table-cell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comparison.C1:comparison.C1048576">
            <calcext:condition calcext:apply-style-name="Bad" calcext:value="&lt;0" calcext:base-cell-address="comparison.C1"/>
            <calcext:condition calcext:apply-style-name="Good" calcext:value="&gt;0" calcext:base-cell-address="comparison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01:10:42.74889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2-25T01:18:30.777769443</dc:date>
    <meta:editing-duration>PT48M1S</meta:editing-duration>
    <meta:editing-cycles>4</meta:editing-cycles>
    <meta:document-statistic meta:table-count="1" meta:cell-count="285" meta:object-count="0"/>
  </office:meta>
</office:document-meta>
</file>